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H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2]=0;200;400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4]=0;200;40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6]=0;200;400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8]=0;200;40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10]=0;200;400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12]=0;200;40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14]=0;200;400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IF([.A16]=0;200;40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formula="of:=SUM([.C1:.C19])" office:value-type="float" office:value="3360" calcext:value-type="float">
            <text:p>3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1:35:49.092305575</meta:creation-date>
    <dc:date>2018-03-24T08:02:57.460973218</dc:date>
    <meta:editing-duration>PT6H16M58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